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4" style:family="table">
      <style:table-properties style:width="16.002cm" fo:margin-top="0cm" fo:margin-bottom="0cm" table:align="margins" fo:keep-with-next="always" style:may-break-between-rows="false"/>
    </style:style>
    <style:style style:name="Table64.A" style:family="table-column">
      <style:table-column-properties style:column-width="2.499cm" style:rel-column-width="10236*"/>
    </style:style>
    <style:style style:name="Table64.B" style:family="table-column">
      <style:table-column-properties style:column-width="13.503cm" style:rel-column-width="55299*"/>
    </style:style>
    <style:style style:name="Table64.1" style:family="table-row">
      <style:table-row-properties fo:keep-together="always"/>
    </style:style>
    <style:style style:name="Table6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4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4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4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5" style:family="table">
      <style:table-properties style:width="16.002cm" fo:margin-top="0cm" fo:margin-bottom="0cm" table:align="margins" fo:keep-with-next="always" style:may-break-between-rows="false"/>
    </style:style>
    <style:style style:name="Table65.A" style:family="table-column">
      <style:table-column-properties style:column-width="2.499cm" style:rel-column-width="10236*"/>
    </style:style>
    <style:style style:name="Table65.B" style:family="table-column">
      <style:table-column-properties style:column-width="13.503cm" style:rel-column-width="55299*"/>
    </style:style>
    <style:style style:name="Table6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5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3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4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5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8" style:family="table">
      <style:table-properties style:width="16.002cm" fo:margin-top="0cm" fo:margin-bottom="0cm" table:align="margins" fo:keep-with-next="always" style:may-break-between-rows="false"/>
    </style:style>
    <style:style style:name="Table68.A" style:family="table-column">
      <style:table-column-properties style:column-width="2.163cm" style:rel-column-width="8856*"/>
    </style:style>
    <style:style style:name="Table68.C" style:family="table-column">
      <style:table-column-properties style:column-width="3.177cm" style:rel-column-width="13010*"/>
    </style:style>
    <style:style style:name="Table68.D" style:family="table-column">
      <style:table-column-properties style:column-width="0.065cm" style:rel-column-width="267*"/>
    </style:style>
    <style:style style:name="Table68.E" style:family="table-column">
      <style:table-column-properties style:column-width="3.246cm" style:rel-column-width="13291*"/>
    </style:style>
    <style:style style:name="Table68.F" style:family="table-column">
      <style:table-column-properties style:column-width="2.595cm" style:rel-column-width="10626*"/>
    </style:style>
    <style:style style:name="Table68.G" style:family="table-column">
      <style:table-column-properties style:column-width="2.595cm" style:rel-column-width="10629*"/>
    </style:style>
    <style:style style:name="Table68.1" style:family="table-row">
      <style:table-row-properties fo:keep-together="always"/>
    </style:style>
    <style:style style:name="Table68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8.G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8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8.A3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3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5.002cm" style:rel-column-width="20486*"/>
    </style:style>
    <style:style style:name="Table1.B" style:family="table-column">
      <style:table-column-properties style:column-width="11cm" style:rel-column-width="4504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fo:language="it" fo:country="IT" officeooo:paragraph-rsid="00a4875a"/>
    </style:style>
    <style:style style:name="P3" style:family="paragraph" style:parent-style-name="Table_20_Heading">
      <style:text-properties fo:language="it" fo:country="IT" officeooo:rsid="006b4166" officeooo:paragraph-rsid="005ed82a"/>
    </style:style>
    <style:style style:name="P4" style:family="paragraph" style:parent-style-name="Contenuto_20_tabella_20_centrato">
      <style:text-properties fo:language="it" fo:country="IT" officeooo:rsid="006b4166" officeooo:paragraph-rsid="005ed82a"/>
    </style:style>
    <style:style style:name="P5" style:family="paragraph" style:parent-style-name="Table_20_Contents">
      <style:text-properties officeooo:rsid="007d087c" officeooo:paragraph-rsid="007d087c"/>
    </style:style>
    <style:style style:name="P6" style:family="paragraph" style:parent-style-name="Table_20_Contents">
      <style:text-properties officeooo:paragraph-rsid="00a4875a"/>
    </style:style>
    <style:style style:name="P7" style:family="paragraph" style:parent-style-name="Table">
      <style:text-properties officeooo:paragraph-rsid="00a4875a"/>
    </style:style>
    <style:style style:name="P8" style:family="paragraph" style:parent-style-name="Table_20_Heading">
      <style:text-properties officeooo:rsid="0072a39a" officeooo:paragraph-rsid="005ed82a"/>
    </style:style>
    <style:style style:name="P9" style:family="paragraph" style:parent-style-name="Table_20_Heading">
      <style:text-properties officeooo:rsid="0116f267" officeooo:paragraph-rsid="005ed82a"/>
    </style:style>
    <style:style style:name="P10" style:family="paragraph" style:parent-style-name="Table_20_Heading">
      <style:text-properties officeooo:paragraph-rsid="005ed82a"/>
    </style:style>
    <style:style style:name="P11" style:family="paragraph" style:parent-style-name="Contenuto_20_tabella_20_centrato">
      <style:text-properties officeooo:paragraph-rsid="005ed82a"/>
    </style:style>
    <style:style style:name="P12" style:family="paragraph" style:parent-style-name="Contenuto_20_tabella_20_lungo">
      <style:text-properties officeooo:paragraph-rsid="005ed82a"/>
    </style:style>
    <style:style style:name="P13" style:family="paragraph" style:parent-style-name="Table">
      <style:text-properties officeooo:paragraph-rsid="005ed82a"/>
    </style:style>
    <style:style style:name="P14" style:family="paragraph" style:parent-style-name="Contenuto_20_tabella_20_centrato">
      <style:text-properties officeooo:paragraph-rsid="006d40fd"/>
    </style:style>
    <style:style style:name="P15" style:family="paragraph" style:parent-style-name="Contenuto_20_tabella_20_lungo">
      <style:text-properties officeooo:rsid="00636f1f" officeooo:paragraph-rsid="005ed82a"/>
    </style:style>
    <style:style style:name="P16" style:family="paragraph" style:parent-style-name="Contenuto_20_tabella_20_lungo">
      <style:text-properties officeooo:rsid="0088a226" officeooo:paragraph-rsid="007d087c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4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EG_20_Aggiornamento">
      <style:text-properties officeooo:rsid="00801267" officeooo:paragraph-rsid="00801267"/>
    </style:style>
    <style:style style:name="P21" style:family="paragraph" style:parent-style-name="Contenuto_20_tabella_20_lungo" style:list-style-name="EG_20_Elenco_20_semplice"/>
    <style:style style:name="P22" style:family="paragraph" style:parent-style-name="EG_20_Nota">
      <style:text-properties officeooo:paragraph-rsid="005ed82a"/>
    </style:style>
    <style:style style:name="P23" style:family="paragraph" style:parent-style-name="Heading_20_2" style:master-page-name="EG_20_Capitoli_20_prima">
      <style:paragraph-properties style:page-number="auto"/>
      <style:text-properties officeooo:paragraph-rsid="00b24e1c"/>
    </style:style>
    <style:style style:name="P24" style:family="paragraph" style:parent-style-name="Heading_20_3" style:master-page-name="EG_20_Capitoli">
      <style:paragraph-properties style:page-number="2" fo:break-before="page"/>
      <style:text-properties officeooo:paragraph-rsid="005ed82a"/>
    </style:style>
    <style:style style:name="P25" style:family="paragraph" style:parent-style-name="Heading_20_3">
      <style:text-properties officeooo:paragraph-rsid="005ed82a"/>
    </style:style>
    <style:style style:name="P26" style:family="paragraph" style:parent-style-name="Heading_20_3" style:master-page-name="">
      <style:paragraph-properties style:page-number="auto" fo:break-before="page"/>
      <style:text-properties officeooo:paragraph-rsid="005ed82a"/>
    </style:style>
    <style:style style:name="P27" style:family="paragraph" style:parent-style-name="Heading_20_3" style:master-page-name="">
      <style:paragraph-properties style:page-number="auto" fo:break-before="page"/>
      <style:text-properties officeooo:rsid="006b008e" officeooo:paragraph-rsid="005ed82a"/>
    </style:style>
    <style:style style:name="P28" style:family="paragraph" style:parent-style-name="Heading_20_3">
      <style:text-properties officeooo:rsid="006b7722" officeooo:paragraph-rsid="005ed82a"/>
    </style:style>
    <style:style style:name="P29" style:family="paragraph" style:parent-style-name="Heading_20_4">
      <style:text-properties officeooo:paragraph-rsid="005ed82a"/>
    </style:style>
    <style:style style:name="P30" style:family="paragraph" style:parent-style-name="Heading_20_4" style:master-page-name="">
      <style:paragraph-properties style:page-number="auto" fo:break-before="page"/>
      <style:text-properties officeooo:paragraph-rsid="005ed82a"/>
    </style:style>
    <style:style style:name="P31" style:family="paragraph" style:parent-style-name="Text_20_body" style:list-style-name="EG_20_All_20_commi">
      <style:text-properties officeooo:paragraph-rsid="005ed82a"/>
    </style:style>
    <style:style style:name="P32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d82a"/>
    </style:style>
    <style:style style:name="P33" style:family="paragraph" style:parent-style-name="Text_20_body" style:list-style-name="EG_20_All_20_commi">
      <style:text-properties officeooo:paragraph-rsid="0061c266"/>
    </style:style>
    <style:style style:name="P34" style:family="paragraph" style:parent-style-name="Text_20_body" style:list-style-name="EG_20_All_20_commi">
      <style:text-properties officeooo:paragraph-rsid="00b9d1f9"/>
    </style:style>
    <style:style style:name="P35" style:family="paragraph" style:parent-style-name="Text_20_body" style:list-style-name="EG_20_All_20_commi">
      <style:text-properties officeooo:paragraph-rsid="006c0372"/>
    </style:style>
    <style:style style:name="P36" style:family="paragraph" style:parent-style-name="Text_20_body" style:list-style-name="EG_20_All_20_commi">
      <style:text-properties officeooo:paragraph-rsid="006d40fd"/>
    </style:style>
    <style:style style:name="P37" style:family="paragraph" style:parent-style-name="Text_20_body" style:list-style-name="EG_20_All_20_commi">
      <style:text-properties officeooo:paragraph-rsid="007ab78f"/>
    </style:style>
    <style:style style:name="P38" style:family="paragraph" style:parent-style-name="Text_20_body" style:list-style-name="EG_20_All_20_commi">
      <style:text-properties officeooo:rsid="00a9dd2e" officeooo:paragraph-rsid="005ed82a"/>
    </style:style>
    <style:style style:name="P39" style:family="paragraph" style:parent-style-name="Text_20_body" style:list-style-name="EG_20_All_20_commi">
      <style:text-properties officeooo:rsid="0094a849" officeooo:paragraph-rsid="0094a849"/>
    </style:style>
    <style:style style:name="P40" style:family="paragraph" style:parent-style-name="Text_20_body">
      <style:text-properties officeooo:paragraph-rsid="005ed82a"/>
    </style:style>
    <style:style style:name="P41" style:family="paragraph" style:parent-style-name="Text_20_body" style:list-style-name="EG_20_All_20_commi">
      <style:text-properties officeooo:rsid="008490dc" officeooo:paragraph-rsid="008490dc"/>
    </style:style>
    <style:style style:name="P42" style:family="paragraph" style:parent-style-name="Text_20_body" style:list-style-name="EG_20_All_20_commi">
      <style:text-properties fo:language="it" fo:country="IT" officeooo:rsid="0065d065" officeooo:paragraph-rsid="005ed82a"/>
    </style:style>
    <style:style style:name="P43" style:family="paragraph" style:parent-style-name="Text_20_body" style:list-style-name="EG_20_All_20_commi">
      <style:text-properties fo:language="it" fo:country="IT" officeooo:rsid="0089b5d5" officeooo:paragraph-rsid="009a79a0"/>
    </style:style>
    <style:style style:name="P44" style:family="paragraph" style:parent-style-name="Text_20_body" style:list-style-name="EG_20_All_20_commi">
      <style:text-properties officeooo:rsid="0065d065" officeooo:paragraph-rsid="005ed82a"/>
    </style:style>
    <style:style style:name="P45" style:family="paragraph" style:parent-style-name="Text_20_body" style:list-style-name="EG_20_All_20_commi">
      <style:text-properties officeooo:rsid="0089b5d5" officeooo:paragraph-rsid="009a79a0"/>
    </style:style>
    <style:style style:name="T1" style:family="text">
      <style:text-properties officeooo:rsid="0086d7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6b008e"/>
    </style:style>
    <style:style style:name="T4" style:family="text">
      <style:text-properties officeooo:rsid="00569f62"/>
    </style:style>
    <style:style style:name="T5" style:family="text">
      <style:text-properties officeooo:rsid="0062ef67"/>
    </style:style>
    <style:style style:name="T6" style:family="text">
      <style:text-properties style:use-window-font-color="true" loext:opacity="0%" fo:font-size="11pt" fo:font-style="italic" style:font-size-asian="10.5pt" style:font-style-asian="italic" style:font-style-complex="italic"/>
    </style:style>
    <style:style style:name="T7" style:family="text">
      <style:text-properties style:use-window-font-color="true" loext:opacity="0%" style:font-name="Liberation Sans1" fo:font-size="9pt" style:font-size-asian="10.5pt"/>
    </style:style>
    <style:style style:name="T8" style:family="text">
      <style:text-properties style:language-complex="ar" style:country-complex="SA"/>
    </style:style>
    <style:style style:name="T9" style:family="text">
      <style:text-properties officeooo:rsid="00a39a41"/>
    </style:style>
    <style:style style:name="T10" style:family="text">
      <style:text-properties officeooo:rsid="00584bd9"/>
    </style:style>
    <style:style style:name="T11" style:family="text">
      <style:text-properties officeooo:rsid="00636f1f"/>
    </style:style>
    <style:style style:name="T12" style:family="text">
      <style:text-properties officeooo:rsid="006b87d6"/>
    </style:style>
    <style:style style:name="T13" style:family="text">
      <style:text-properties officeooo:rsid="005d44a7"/>
    </style:style>
    <style:style style:name="T14" style:family="text">
      <style:text-properties officeooo:rsid="0070546f"/>
    </style:style>
    <style:style style:name="T15" style:family="text">
      <style:text-properties officeooo:rsid="00601348"/>
    </style:style>
    <style:style style:name="T16" style:family="text">
      <style:text-properties officeooo:rsid="00637c9d"/>
    </style:style>
    <style:style style:name="T17" style:family="text">
      <style:text-properties officeooo:rsid="005e7e0b"/>
    </style:style>
    <style:style style:name="T18" style:family="text">
      <style:text-properties officeooo:rsid="00cb3be1"/>
    </style:style>
    <style:style style:name="T19" style:family="text">
      <style:text-properties officeooo:rsid="00cc6f57"/>
    </style:style>
    <style:style style:name="T20" style:family="text">
      <style:text-properties officeooo:rsid="0119f6eb"/>
    </style:style>
    <style:style style:name="T21" style:family="text">
      <style:text-properties fo:language="it" fo:country="IT"/>
    </style:style>
    <style:style style:name="T22" style:family="text">
      <style:text-properties officeooo:rsid="005a3681"/>
    </style:style>
    <style:style style:name="T23" style:family="text">
      <style:text-properties officeooo:rsid="00598f74"/>
    </style:style>
    <style:style style:name="T24" style:family="text">
      <style:text-properties fo:color="#21409a" loext:opacity="100%" fo:font-size="9pt" style:font-size-asian="10.5pt"/>
    </style:style>
    <style:style style:name="T25" style:family="text">
      <style:text-properties officeooo:rsid="006b7722"/>
    </style:style>
    <style:style style:name="T26" style:family="text">
      <style:text-properties officeooo:rsid="00985bc9"/>
    </style:style>
    <style:style style:name="T27" style:family="text">
      <style:text-properties officeooo:rsid="00a3eb42"/>
    </style:style>
    <style:style style:name="T28" style:family="text">
      <style:text-properties officeooo:rsid="0061c266"/>
    </style:style>
    <style:style style:name="T29" style:family="text">
      <style:text-properties officeooo:rsid="00641e34"/>
    </style:style>
    <style:style style:name="T30" style:family="text">
      <style:text-properties officeooo:rsid="006c0372"/>
    </style:style>
    <style:style style:name="T31" style:family="text">
      <style:text-properties officeooo:rsid="006d40fd"/>
    </style:style>
    <style:style style:name="T32" style:family="text">
      <style:text-properties officeooo:rsid="012123b2"/>
    </style:style>
    <style:style style:name="T33" style:family="text">
      <style:text-properties officeooo:rsid="007d087c"/>
    </style:style>
    <style:style style:name="T34" style:family="text">
      <style:text-properties officeooo:rsid="008490dc"/>
    </style:style>
    <style:style style:name="T35" style:family="text">
      <style:text-properties officeooo:rsid="008766fb"/>
    </style:style>
    <style:style style:name="T36" style:family="text">
      <style:text-properties officeooo:rsid="008edda6"/>
    </style:style>
    <style:style style:name="T37" style:family="text">
      <style:text-properties officeooo:rsid="00a832e5"/>
    </style:style>
    <style:style style:name="T38" style:family="text">
      <style:text-properties officeooo:rsid="00b43505"/>
    </style:style>
    <style:style style:name="T39" style:family="text">
      <style:text-properties officeooo:rsid="00b5ce39"/>
    </style:style>
    <style:style style:name="T40" style:family="text">
      <style:text-properties officeooo:rsid="00b67fca"/>
    </style:style>
    <style:style style:name="T41" style:family="text">
      <style:text-properties officeooo:rsid="00c3b868"/>
    </style:style>
    <style:style style:name="T42" style:family="text">
      <style:text-properties officeooo:rsid="00cc02be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3" text:outline-level="2"><text:bookmark-start text:name="__RefHeading___Toc26911_2980581049"/><text:reference-mark-start text:name="ch IRAI"/>Rivelazione ed allarme<text:bookmark-end text:name="__RefHeading___Toc26911_2980581049"/><text:reference-mark-end text:name="ch IRA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9"><text:a xlink:type="simple" xlink:href="#__RefHeading__859_1921344848" text:style-name="Index_20_Link" text:visited-style-name="Index_20_Link">Premessa</text:a></text:p>
          <text:p text:style-name="P19"><text:a xlink:type="simple" xlink:href="#__RefHeading__185432_1904530980" text:style-name="Index_20_Link" text:visited-style-name="Index_20_Link">Livelli di prestazione</text:a></text:p>
          <text:p text:style-name="P19"><text:a xlink:type="simple" xlink:href="#__RefHeading__185434_1904530980" text:style-name="Index_20_Link" text:visited-style-name="Index_20_Link">Criteri di attribuzione dei livelli di prestazione</text:a></text:p>
          <text:p text:style-name="P19"><text:a xlink:type="simple" xlink:href="#__RefHeading__185436_1904530980" text:style-name="Index_20_Link" text:visited-style-name="Index_20_Link">Soluzioni progettuali</text:a></text:p>
          <text:p text:style-name="P18"><text:a xlink:type="simple" xlink:href="#__RefHeading__185438_1904530980" text:style-name="Index_20_Link" text:visited-style-name="Index_20_Link">Soluzioni conformi per il livello di prestazione I</text:a></text:p>
          <text:p text:style-name="P18"><text:a xlink:type="simple" xlink:href="#__RefHeading___Toc128357_2443238718" text:style-name="Index_20_Link" text:visited-style-name="Index_20_Link">Soluzioni conformi per il livello di prestazione II</text:a></text:p>
          <text:p text:style-name="P18"><text:a xlink:type="simple" xlink:href="#__RefHeading___Toc128359_2443238718" text:style-name="Index_20_Link" text:visited-style-name="Index_20_Link">Soluzioni conformi per il livello di prestazione III</text:a></text:p>
          <text:p text:style-name="P18"><text:a xlink:type="simple" xlink:href="#__RefHeading___Toc128361_2443238718" text:style-name="Index_20_Link" text:visited-style-name="Index_20_Link">Soluzioni conformi per il livello di prestazione IV</text:a></text:p>
          <text:p text:style-name="P18"><text:a xlink:type="simple" xlink:href="#__RefHeading__185440_1904530980" text:style-name="Index_20_Link" text:visited-style-name="Index_20_Link">Soluzioni alternative</text:a></text:p>
          <text:p text:style-name="P19"><text:a xlink:type="simple" xlink:href="#__RefHeading___Toc23139_666377841" text:style-name="Index_20_Link" text:visited-style-name="Index_20_Link">Impianti di rivelazione ed allarme incendio</text:a></text:p>
          <text:p text:style-name="P19"><text:a xlink:type="simple" xlink:href="#__RefHeading___Toc23275_666377841" text:style-name="Index_20_Link" text:visited-style-name="Index_20_Link">Sistema di diffusione dei messaggi di emergenza ad altoparlante</text:a></text:p>
          <text:p text:style-name="P19"><text:a xlink:type="simple" xlink:href="#__RefHeading__24728_548516099" text:style-name="Index_20_Link" text:visited-style-name="Index_20_Link">Segnaletica</text:a></text:p>
          <text:p text:style-name="P19"><text:a xlink:type="simple" xlink:href="#__RefHeading__861_1921344848" text:style-name="Index_20_Link" text:visited-style-name="Index_20_Link">Riferimenti</text:a></text:p>
        </text:index-body>
      </text:table-of-content>
      <text:p text:style-name="Standard"/>
      <text:h text:style-name="P24" text:outline-level="3"><text:bookmark-start text:name="__RefHeading__859_1921344848"/>Premessa<text:bookmark-end text:name="__RefHeading__859_1921344848"/></text:h>
      <text:list xml:id="list843933734" text:style-name="EG_20_All_20_commi">
        <text:list-item text:start-value="1">
          <text:p text:style-name="P31">Gli <text:span text:style-name="Emphasis">impianti di rivelazione incendio e segnalazione allarme incendi</text:span> (IRAI) <text:span text:style-name="T3">sono realizzati</text:span> con l’obiettivo di <text:span text:style-name="T4">s</text:span>orvegliare gli ambiti di una attività, rivelare <text:span text:style-name="T3">precocemente </text:span>un incendio e <text:span text:style-name="T3">diffondere </text:span>l’allarme al fine di:</text:p>
          <text:list>
            <text:list-item>
              <text:p text:style-name="P31">attivare le misure protettive (es. impianti automatici di <text:span text:style-name="T30">inibizione, </text:span>controllo o estinzione, <text:span text:style-name="T4">ripristino della </text:span>compartimentazione, evacuazione di fumi e calore, controllo o arresto di impianti tecnologici di servizio e di processo, …);</text:p>
            </text:list-item>
            <text:list-item>
              <text:p text:style-name="P31"><text:span text:style-name="T3">attivare le misure </text:span>gestionali (es. piano e procedure di emergenza e di esodo, …) progettate e programmate in relazione all’incendio rivelato ed all’ambito ove tale principio di incendio si è sviluppato rispetto all’intera attività sorvegliata.</text:p>
            </text:list-item>
          </text:list>
        </text:list-item>
      </text:list>
      <text:h text:style-name="P25" text:outline-level="3"><text:bookmark-start text:name="__RefHeading__185432_1904530980"/>Livelli di prestazione<text:bookmark-end text:name="__RefHeading__185432_1904530980"/></text:h>
      <text:list xml:id="list231754561874729" text:continue-list="list843933734" text:style-name="EG_20_All_20_commi">
        <text:list-item text:start-value="1">
          <text:p text:style-name="P33"><text:span text:style-name="T28">La</text:span> tabella <text:sequence-ref text:reference-format="value" text:ref-name="refTable0">S.7-1</text:sequence-ref> <text:span text:style-name="T28">riporta</text:span> i livelli di prestazione attribuibili <text:span text:style-name="T28">agli </text:span><text:span text:style-name="Emphasis"><text:span text:style-name="T30">ambiti</text:span></text:span> <text:span text:style-name="T30">dell’attività </text:span>per la presente misura antincendio.</text:p>
        </text:list-item>
      </text:list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0">Livello di prestazione</text:p>
          </table:table-cell>
          <table:table-cell table:style-name="Table64.B1" office:value-type="string">
            <text:p text:style-name="P10">Descrizione</text:p>
          </table:table-cell>
        </table:table-row>
        <table:table-row table:style-name="Table64.1">
          <table:table-cell table:style-name="Table64.A2" office:value-type="string">
            <text:p text:style-name="P11">I</text:p>
          </table:table-cell>
          <table:table-cell table:style-name="Table64.B2" office:value-type="string">
            <text:p text:style-name="P12">Rivelazione e diffusione dell’allarme di incendio mediante sorveglianza degli ambiti da parte degli occupanti dell’attività.</text:p>
          </table:table-cell>
        </table:table-row>
        <table:table-row table:style-name="Table64.1">
          <table:table-cell table:style-name="Table64.A2" office:value-type="string">
            <text:p text:style-name="P11">II</text:p>
          </table:table-cell>
          <table:table-cell table:style-name="Table64.B2" office:value-type="string">
            <text:p text:style-name="P12">Rivelazione manuale dell’incendio mediante sorveglianza degli ambiti da parte degli occupanti dell’attività e conseguente diffusione dell’allarme.</text:p>
          </table:table-cell>
        </table:table-row>
        <table:table-row table:style-name="Table64.1">
          <table:table-cell table:style-name="Table64.A2" office:value-type="string">
            <text:p text:style-name="P11">III</text:p>
          </table:table-cell>
          <table:table-cell table:style-name="Table64.B2" office:value-type="string">
            <text:p text:style-name="P12">Rivelazione automatica dell’incendio e diffusione dell’allarme mediante sorveglianza di ambiti dell’attività.</text:p>
          </table:table-cell>
        </table:table-row>
        <table:table-row table:style-name="Table64.1">
          <table:table-cell table:style-name="Table64.A2" office:value-type="string">
            <text:p text:style-name="P11">IV</text:p>
          </table:table-cell>
          <table:table-cell table:style-name="Table64.B2" office:value-type="string">
            <text:p text:style-name="P12">Rivelazione automatica dell’incendio e diffusione dell’allarme mediante sorveglianza dell’intera attività.</text:p>
          </table:table-cell>
        </table:table-row>
      </table:table>
      <text:p text:style-name="P13">Tabella <text:sequence text:ref-name="refTable0" text:name="Table" text:formula="ooow:Table+1" style:num-format="1">S.7-1</text:sequence>: Livelli di prestazione</text:p>
      <text:h text:style-name="P26" text:outline-level="3"><text:bookmark-start text:name="__RefHeading__185434_1904530980"/>Criteri di attribuzione dei livelli di prestazione<text:bookmark-end text:name="__RefHeading__185434_1904530980"/></text:h>
      <text:list xml:id="list231754289285926" text:continue-list="list231754561874729" text:style-name="EG_20_All_20_commi">
        <text:list-item text:start-value="1">
          <text:p text:style-name="P33"><text:span text:style-name="T29">La</text:span> tabella <text:sequence-ref text:reference-format="value" text:ref-name="refTable1">S.7-2</text:sequence-ref> <text:span text:style-name="T29">riporta</text:span> i criteri <text:span text:style-name="Emphasis">generalmente accettati</text:span> per l’attribuzione dei singoli livelli di prestazione.</text:p>
        </text:list-item>
      </text:list>
      <table:table table:name="Table65" table:style-name="Table65">
        <table:table-column table:style-name="Table65.A"/>
        <table:table-column table:style-name="Table65.B"/>
        <table:table-row table:style-name="TableLine94566549504000">
          <table:table-cell table:style-name="Table65.A1" office:value-type="string">
            <text:p text:style-name="P10">Livello di prestazione</text:p>
          </table:table-cell>
          <table:table-cell table:style-name="Table65.B1" office:value-type="string">
            <text:p text:style-name="P10">Criteri di attribuzione</text:p>
          </table:table-cell>
        </table:table-row>
        <table:table-row table:style-name="TableLine94566818168144">
          <table:table-cell table:style-name="Table65.A4" office:value-type="string">
            <text:p text:style-name="P11">I</text:p>
          </table:table-cell>
          <table:table-cell table:style-name="Table65.B2" office:value-type="string">
            <text:p text:style-name="Contenuto_20_tabella_20_lungo">Ambiti dove siano verificate <text:span text:style-name="Emphasis">tutte</text:span> le seguenti condizioni:</text:p>
            <text:list xml:id="list2489034211" text:style-name="EG_20_Elenco_20_semplice">
              <text:list-item>
                <text:p text:style-name="P21">profili di rischio:</text:p>
                <text:list>
                  <text:list-item>
                    <text:p text:style-name="P21">R<text:span text:style-name="EG_20_Pedice">vita</text:span> compresi in A1, A2;</text:p>
                  </text:list-item>
                  <text:list-item>
                    <text:p text:style-name="P21">R<text:span text:style-name="EG_20_Pedice">beni</text:span> pari a 1;</text:p>
                  </text:list-item>
                  <text:list-item>
                    <text:p text:style-name="P21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1">attività non aperta al pubblico;</text:p>
              </text:list-item>
              <text:list-item>
                <text:p text:style-name="P21">densità di affollamento ≤ 0,2 persone/m<text:span text:style-name="EG_20_Apice">2</text:span>;</text:p>
              </text:list-item>
              <text:list-item>
                <text:p text:style-name="P21">non prevalentemente destinata ad occupanti con disabilità;</text:p>
              </text:list-item>
              <text:list-item>
                <text:p text:style-name="P21">tutti i piani dell’attività situati a quota compresa tra -5 m e 12 m;</text:p>
              </text:list-item>
              <text:list-item>
                <text:p text:style-name="P21">carico di incendio specifico q<text:span text:style-name="EG_20_Pedice">f</text:span> ≤ 600 MJ/m<text:span text:style-name="EG_20_Apice">2</text:span>;</text:p>
              </text:list-item>
              <text:list-item>
                <text:p text:style-name="P21">superficie lorda di ciascun compartimento ≤ 4000 m<text:span text:style-name="EG_20_Apice">2</text:span>;</text:p>
              </text:list-item>
              <text:list-item>
                <text:p text:style-name="P21">non si detengono o trattano sostanze o miscele pericolose in quantità significative;</text:p>
              </text:list-item>
              <text:list-item>
                <text:p text:style-name="P21">non si effettuano lavorazioni pericolose ai fini dell’incendio.</text:p>
              </text:list-item>
            </text:list>
          </table:table-cell>
        </table:table-row>
        <table:table-row table:style-name="TableLine94566577497120">
          <table:table-cell table:style-name="Table65.A4" office:value-type="string">
            <text:p text:style-name="P11">II</text:p>
          </table:table-cell>
          <table:table-cell table:style-name="Table65.B3" office:value-type="string">
            <text:p text:style-name="Contenuto_20_tabella_20_lungo">Ambiti dove siano verificate <text:span text:style-name="Emphasis">tutte</text:span> le seguenti condizioni:</text:p>
            <text:list xml:id="list231754207508441" text:continue-numbering="true" text:style-name="EG_20_Elenco_20_semplice">
              <text:list-item>
                <text:p text:style-name="P21">profili di rischio:</text:p>
                <text:list>
                  <text:list-item>
                    <text:p text:style-name="P21">R<text:span text:style-name="EG_20_Pedice">vita</text:span> compresi in A1, A2, B1, B2;</text:p>
                  </text:list-item>
                  <text:list-item>
                    <text:p text:style-name="P21">R<text:span text:style-name="EG_20_Pedice">beni</text:span> pari a 1;</text:p>
                  </text:list-item>
                  <text:list-item>
                    <text:p text:style-name="P21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1">densità di affollamento ≤ 0,7 persone/m<text:span text:style-name="EG_20_Apice">2</text:span>;</text:p>
              </text:list-item>
              <text:list-item>
                <text:p text:style-name="P21">tutti i piani dell’attività situati a quota compresa tra -10 m e 54 m;</text:p>
              </text:list-item>
              <text:list-item>
                <text:p text:style-name="P21">carico di incendio specifico q<text:span text:style-name="EG_20_Pedice">f</text:span> ≤ 600 MJ/m<text:span text:style-name="EG_20_Apice">2</text:span>;</text:p>
              </text:list-item>
              <text:list-item>
                <text:p text:style-name="P21">non si detengono o trattano sostanze o miscele pericolose in quantità significative;</text:p>
              </text:list-item>
              <text:list-item>
                <text:p text:style-name="P21">non si effettuano lavorazioni pericolose ai fini dell’incendio.</text:p>
              </text:list-item>
            </text:list>
          </table:table-cell>
        </table:table-row>
        <table:table-row table:style-name="TableLine94566743330272">
          <table:table-cell table:style-name="Table65.A4" office:value-type="string">
            <text:p text:style-name="P11">III</text:p>
          </table:table-cell>
          <table:table-cell table:style-name="Table65.B4" office:value-type="string">
            <text:p text:style-name="Table_20_Contents">Ambiti non ricompresi negli altri criteri di attribuzione.</text:p>
          </table:table-cell>
        </table:table-row>
        <table:table-row table:style-name="TableLine94566661794816">
          <table:table-cell table:style-name="Table65.A5" office:value-type="string">
            <text:p text:style-name="P11">IV</text:p>
          </table:table-cell>
          <table:table-cell table:style-name="Table65.B5" office:value-type="string">
            <text:p text:style-name="Table_20_Contents">In relazione alle risultanze della valutazione del rischio nell’ambito e in ambiti limitrofi della stessa attività (es. ambiti o attività con elevato affollamento, ambiti o attività con geometria complessa o piani interrati, elevato carico di incendio specifico q<text:span text:style-name="EG_20_Pedice">f</text:span>, presenza di sostanze o miscele pericolose in quantità significative, presenza di lavorazioni pericolose ai fini dell’incendio, presenza di inneschi significativi,…).</text:p>
          </table:table-cell>
        </table:table-row>
      </table:table>
      <text:p text:style-name="P13">Tabella <text:sequence text:ref-name="refTable1" text:name="Table" text:formula="ooow:Table+1" style:num-format="1">S.7-2</text:sequence>: Criteri di attribuzione dei livelli di prestazione</text:p>
      <text:h text:style-name="P26" text:outline-level="3"><text:bookmark-start text:name="__RefHeading__185436_1904530980"/>Soluzioni progettuali<text:bookmark-end text:name="__RefHeading__185436_1904530980"/></text:h>
      <text:list xml:id="list231754731222005" text:continue-list="list231754289285926" text:style-name="EG_20_All_20_commi">
        <text:list-item text:start-value="1">
          <text:p text:style-name="P38">La presente misura antincendio conduce all’individuazione e<text:span text:style-name="T30">d</text:span> alla progettazione dei sistemi più adatti alla rivelazione dell’incendio negli ambiti sorvegliati e<text:span text:style-name="T30">d</text:span> alla <text:span text:style-name="T30">successiva </text:span>diffusione dell’allarme incendio <text:span text:style-name="T30">all’attività</text:span>.</text:p>
        </text:list-item>
        <text:list-item>
          <text:p text:style-name="P31"><text:span text:style-name="T9">Qualora l’IRAI sia impiegato esclusivamente al fine della salvaguardia dei beni in ambiti caratterizzati da presenza occasionale e di breve durata di personale addetto, possono essere omesse le prescrizioni della tabella </text:span><text:span text:style-name="T9"><text:sequence-ref text:reference-format="value" text:ref-name="refTable2">S.7-3</text:sequence-ref></text:span><text:span text:style-name="T9"> dedicate esclusivamente alla salvaguardia degli occupanti (es. sistema EVAC, …).</text:span></text:p>
        </text:list-item>
        <text:list-item>
          <text:p text:style-name="P34"><text:span text:style-name="T9">Devono essere rispettate le indicazioni del paragrafo </text:span><text:span text:style-name="T9"><text:bookmark-ref text:reference-format="chapter" text:ref-name="__RefHeading__24728_548516099">S.7.7</text:bookmark-ref></text:span><text:span text:style-name="T9"> in merito alla segnaletica.</text:span></text:p>
        </text:list-item>
        <text:list-item>
          <text:p text:style-name="P39">Per i compartimenti aventi R<text:span text:style-name="EG_20_Pedice">vita</text:span> compreso in Ci1, Ci2, Ci3, tenendo conto della maggiore familiarità degli occupanti con l’attività e dello specifico rischio di incendio, può essere omessa l’installazione di IRAI e possono essere impiegati <text:span text:style-name="Emphasis">rivelatori autonomi di fumo con avvisatore acustico</text:span> secondo la norma UNI EN 14604, installati ed eserciti secondo norma UNI 11497.</text:p>
        </text:list-item>
      </text:list>
      <text:list xml:id="list1609327788" text:style-name="EG_20_All_20_nota_20_auto">
        <text:list-item>
          <text:p text:style-name="EG_20_Nota">I <text:span text:style-name="Emphasis">rivelatori autonomi di fumo con avvisatore acustico</text:span> non sono considerati IRAI.</text:p>
        </text:list-item>
      </text:list>
      <text:h text:style-name="P29" text:outline-level="4"><text:bookmark-start text:name="__RefHeading__185438_1904530980"/>Soluzioni conformi <text:span text:style-name="T10">per il livello di prestazione I</text:span><text:bookmark-end text:name="__RefHeading__185438_1904530980"/></text:h>
      <text:list xml:id="list1954135449195323116" text:style-name="EG_20_All_20_commi">
        <text:list-item text:start-value="1">
          <text:p text:style-name="P31">Per la rivelazione e la diffusione dell’allarme incendio demandata alla sorveglianza da parte degli occupanti devono essere codificate idonee procedure finalizzate al rapido e sicuro allertamento degli occupanti in caso di incendio, nelle procedure di emergenza previste nel capitolo <text:reference-ref text:reference-format="chapter" text:ref-name="ch gestione sicurezza">Errore: sorgente del riferimento non trovata</text:reference-ref>.</text:p>
        </text:list-item>
        <text:list-item>
          <text:p text:style-name="P31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29" text:outline-level="4"><text:bookmark-start text:name="__RefHeading___Toc128357_2443238718"/>Soluzioni conformi per il livello di prestazione II<text:bookmark-end text:name="__RefHeading___Toc128357_2443238718"/></text:h>
      <text:list xml:id="list231754072417829" text:continue-list="list1954135449195323116" text:style-name="EG_20_All_20_commi">
        <text:list-item text:start-value="1">
          <text:p text:style-name="P31">Deve essere installato un IRAI progettato secondo <text:span text:style-name="T3">le indicazioni del paragrafo </text:span><text:span text:style-name="T3"><text:bookmark-ref text:reference-format="chapter" text:ref-name="__RefHeading___Toc23139_666377841">S.7.5</text:bookmark-ref></text:span><text:span text:style-name="T3">,</text:span> implementando la funzione principale D <text:span text:style-name="T5">(</text:span><text:span text:style-name="Emphasis">segnalazione manuale di incendio da parte degli occupanti</text:span><text:span text:style-name="T5">)</text:span> e la funzione principale C <text:span text:style-name="T5">(</text:span><text:span text:style-name="Emphasis">allarme incendio</text:span><text:span text:style-name="Emphasis"><text:span text:style-name="T12">)</text:span></text:span> estesa a tutta l’attività.</text:p>
        </text:list-item>
        <text:list-item>
          <text:p text:style-name="P31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29" text:outline-level="4"><text:bookmark-start text:name="__RefHeading___Toc128359_2443238718"/>Soluzioni conformi per il livello di prestazione III<text:bookmark-end text:name="__RefHeading___Toc128359_2443238718"/></text:h>
      <text:list xml:id="list231754589608046" text:continue-list="list231754072417829" text:style-name="EG_20_All_20_commi">
        <text:list-item text:start-value="1">
          <text:p text:style-name="P31">Devono essere rispettate le prescrizioni del livello di prestazione II.</text:p>
        </text:list-item>
        <text:list-item>
          <text:p text:style-name="P31">Deve essere implementata la funzione principale A <text:span text:style-name="T12">(</text:span><text:span text:style-name="Emphasis">rivelazione automatica dell’incendio</text:span><text:span text:style-name="T12">)</text:span> estesa a porzioni dell’attività.</text:p>
        </text:list-item>
        <text:list-item>
          <text:p text:style-name="P31">Qualora <text:span text:style-name="T30">sia </text:span>richiesta la protezione d<text:span text:style-name="T31">e</text:span>i beni (es. beni tutelati, <text:span text:style-name="Emphasis">business continuity</text:span>, …), <text:span text:style-name="T31">devono essere sorvegliate anche quel</text:span>le aree <text:span text:style-name="T30">ove l’incendio possa</text:span> compromettere la produzione dei beni o servizi dell’attività.</text:p>
        </text:list-item>
        <text:list-item>
          <text:p text:style-name="P31">In esito alle risultanze della valutazione del rischio, facendo riferimento alle funzioni secondarie <text:span text:style-name="T13">di cui alla tabella </text:span><text:span text:style-name="T13"><text:sequence-ref text:reference-format="value" text:ref-name="refTable5">S.7-6</text:sequence-ref></text:span><text:span text:style-name="T13">,</text:span> può essere <text:span text:style-name="T14">previsto:</text:span></text:p>
          <text:list>
            <text:list-item>
              <text:p text:style-name="P35">l’avvio automatico di sistemi di protezione attiva, <text:span text:style-name="T30">compresi i sistemi di ripristino delle compartimentazione (es. chiusura delle serrande tagliafuoco, sgancio delle porte tagliafuoco, …);</text:span></text:p>
            </text:list-item>
            <text:list-item>
              <text:p text:style-name="P31"><text:soft-page-break/><text:span text:style-name="T31">il </text:span>controllo o arresto degli impianti tecnologici, di servizio o di processo non destinati a funzionare in caso di incendio.</text:p>
            </text:list-item>
          </text:list>
        </text:list-item>
        <text:list-item>
          <text:p text:style-name="P31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29" text:outline-level="4"><text:bookmark-start text:name="__RefHeading___Toc128361_2443238718"/>Soluzioni conformi per il livello di prestazione IV<text:bookmark-end text:name="__RefHeading___Toc128361_2443238718"/></text:h>
      <text:list xml:id="list231753614776488" text:continue-list="list231754589608046" text:style-name="EG_20_All_20_commi">
        <text:list-item text:start-value="1">
          <text:p text:style-name="P31">Devono essere rispettate le prescrizioni del livello di prestazione III.</text:p>
        </text:list-item>
        <text:list-item>
          <text:p text:style-name="P31"><text:span text:style-name="T15">L</text:span>a funzione principale A <text:span text:style-name="T12">(</text:span><text:span text:style-name="Emphasis">rivelazione automatica dell’incendio</text:span><text:span text:style-name="T12">)</text:span> <text:span text:style-name="T15">deve essere </text:span>estesa a <text:span text:style-name="T15">tutta </text:span>l’attività.</text:p>
        </text:list-item>
        <text:list-item>
          <text:p text:style-name="P31">Devono essere previste le funzioni secondarie per consentire:</text:p>
          <text:list>
            <text:list-item>
              <text:p text:style-name="P36">il controllo e l’avvio automatico di sistemi di protezione attiva, <text:span text:style-name="T30">compresi i sistemi di chiusura dei varchi nella compartimentazione (es. chiusura delle serrande tagliafuoco, sgancio delle porte tagliafuoco, …);</text:span></text:p>
            </text:list-item>
            <text:list-item>
              <text:p text:style-name="P31">il controllo e l’arresto degli impianti tecnologici, di servizio o di processo non destinati a funzionare in caso di incendio.</text:p>
            </text:list-item>
          </text:list>
        </text:list-item>
        <text:list-item>
          <text:p text:style-name="P31">In esito alle risultanze della valutazione del rischio, in attività con affollamenti elevati o geometrie complesse può essere prevista l’installazione di un sistema EVAC secondo <text:span text:style-name="T3">le indicazioni del paragrafo </text:span><text:span text:style-name="T3"><text:bookmark-ref text:reference-format="chapter" text:ref-name="__RefHeading___Toc23275_666377841">S.7.6</text:bookmark-ref></text:span><text:span text:style-name="T3">.</text:span></text:p>
        </text:list-item>
        <text:list-item>
          <text:p text:style-name="P40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able:table table:name="Table68" table:style-name="Table68">
        <table:table-column table:style-name="Table68.A" table:number-columns-repeated="2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68.1">
          <table:table-cell table:style-name="Table68.A1" table:number-rows-spanned="2" office:value-type="string">
            <text:p text:style-name="P10">Livello di<text:line-break/>prestazione</text:p>
          </table:table-cell>
          <table:table-cell table:style-name="Table68.A1" table:number-rows-spanned="2" office:value-type="string">
            <text:p text:style-name="P10">Aree sorvegliate</text:p>
          </table:table-cell>
          <table:table-cell table:style-name="Table68.A1" table:number-columns-spanned="3" office:value-type="string">
            <text:p text:style-name="P10">Funzioni minime degli IRAI</text:p>
          </table:table-cell>
          <table:covered-table-cell/>
          <table:covered-table-cell/>
          <table:table-cell table:style-name="Table68.A1" table:number-rows-spanned="2" office:value-type="string">
            <text:p text:style-name="P10">Funzioni di evacuazione<text:line-break/>e<text:span text:style-name="T11">d</text:span> allarme</text:p>
          </table:table-cell>
          <table:table-cell table:style-name="Table68.G1" table:number-rows-spanned="2" office:value-type="string">
            <text:p text:style-name="P10">Funzioni <text:span text:style-name="T16">di</text:span><text:line-break/>impianti <text:span text:style-name="T11">[1]</text:span></text:p>
          </table:table-cell>
        </table:table-row>
        <table:table-row table:style-name="Table68.1">
          <table:covered-table-cell table:style-name="Table68.A2"/>
          <table:covered-table-cell table:style-name="Table68.A2"/>
          <table:table-cell table:style-name="Table68.A2" office:value-type="string">
            <text:p text:style-name="P10">Funzioni principali</text:p>
          </table:table-cell>
          <table:table-cell table:style-name="Table68.A2" table:number-columns-spanned="2" office:value-type="string">
            <text:p text:style-name="P10">Funzioni secondarie</text:p>
          </table:table-cell>
          <table:covered-table-cell/>
          <table:covered-table-cell table:style-name="Table68.A2"/>
          <table:covered-table-cell table:style-name="Table68.G2"/>
        </table:table-row>
        <table:table-row table:style-name="Table68.1">
          <table:table-cell table:style-name="Table68.A3" office:value-type="string">
            <text:p text:style-name="P11">I</text:p>
          </table:table-cell>
          <table:table-cell table:style-name="Table68.A3" office:value-type="string">
            <text:p text:style-name="P11">-</text:p>
          </table:table-cell>
          <table:table-cell table:style-name="Table68.A3" table:number-columns-spanned="3" office:value-type="string">
            <text:p text:style-name="P11">[<text:span text:style-name="T31">2</text:span>]</text:p>
          </table:table-cell>
          <table:covered-table-cell/>
          <table:covered-table-cell/>
          <table:table-cell table:style-name="Table68.A3" office:value-type="string">
            <text:p text:style-name="P11">[<text:span text:style-name="T31">3</text:span>]</text:p>
          </table:table-cell>
          <table:table-cell table:style-name="Table68.G3" office:value-type="string">
            <text:p text:style-name="P11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1">II</text:p>
          </table:table-cell>
          <table:table-cell table:style-name="Table68.A3" office:value-type="string">
            <text:p text:style-name="P11">-</text:p>
          </table:table-cell>
          <table:table-cell table:style-name="Table68.A3" table:number-columns-spanned="2" office:value-type="string">
            <text:p text:style-name="P11"><text:bookmark-start text:name="OLE_LINK72"/><text:bookmark-start text:name="OLE_LINK62"/>B<text:bookmark-end text:name="OLE_LINK72"/><text:bookmark-end text:name="OLE_LINK62"/>, D, L, C</text:p>
          </table:table-cell>
          <table:covered-table-cell/>
          <table:table-cell table:style-name="Table68.A3" office:value-type="string">
            <text:p text:style-name="P11">-</text:p>
          </table:table-cell>
          <table:table-cell table:style-name="Table68.A3" office:value-type="string">
            <text:p text:style-name="P11">[<text:span text:style-name="T31">9</text:span>]</text:p>
          </table:table-cell>
          <table:table-cell table:style-name="Table68.G3" office:value-type="string">
            <text:p text:style-name="P11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1"><text:bookmark-start text:name="__DdeLink__8860_1705979903"/><text:bookmark-start text:name="__DdeLink__8863_1705979903"/>III<text:bookmark-end text:name="__DdeLink__8860_1705979903"/><text:bookmark-end text:name="__DdeLink__8863_1705979903"/></text:p>
          </table:table-cell>
          <table:table-cell table:style-name="Table68.A3" office:value-type="string">
            <text:p text:style-name="P11">[<text:span text:style-name="T17">12</text:span>]</text:p>
          </table:table-cell>
          <table:table-cell table:style-name="Table68.A3" table:number-columns-spanned="2" office:value-type="string">
            <text:p text:style-name="P11">A, B, D, L, C</text:p>
          </table:table-cell>
          <table:covered-table-cell/>
          <table:table-cell table:style-name="Table68.A3" office:value-type="string">
            <text:p text:style-name="P11">E, F [<text:span text:style-name="T31">5</text:span>], G, H, <text:span text:style-name="T17">N</text:span> [<text:span text:style-name="T31">6</text:span>]</text:p>
          </table:table-cell>
          <table:table-cell table:style-name="Table68.A3" office:value-type="string">
            <text:p text:style-name="P11">[<text:span text:style-name="T31">9</text:span>]</text:p>
          </table:table-cell>
          <table:table-cell table:style-name="Table68.G3" office:value-type="string">
            <text:p text:style-name="P11">[<text:span text:style-name="T31">4</text:span>] o [<text:span text:style-name="T17">11</text:span>]</text:p>
          </table:table-cell>
        </table:table-row>
        <table:table-row table:style-name="Table68.1">
          <table:table-cell table:style-name="Table68.A3" office:value-type="string">
            <text:p text:style-name="P11">IV</text:p>
          </table:table-cell>
          <table:table-cell table:style-name="Table68.A3" office:value-type="string">
            <text:p text:style-name="P11">Tutte</text:p>
          </table:table-cell>
          <table:table-cell table:style-name="Table68.A3" table:number-columns-spanned="2" office:value-type="string">
            <text:p text:style-name="P11">A, B, D, L, C</text:p>
          </table:table-cell>
          <table:covered-table-cell/>
          <table:table-cell table:style-name="Table68.A3" office:value-type="string">
            <text:p text:style-name="P14">E, F [<text:span text:style-name="T31">5</text:span>],</text:p>
            <text:p text:style-name="P14">G, H, <text:span text:style-name="T17">M </text:span>[<text:span text:style-name="T31">7</text:span>], <text:span text:style-name="T17">N,</text:span> O <text:span text:style-name="T31">[8]</text:span></text:p>
          </table:table-cell>
          <table:table-cell table:style-name="Table68.A3" office:value-type="string">
            <text:p text:style-name="P11">[<text:span text:style-name="T31">9</text:span>] <text:span text:style-name="T17">o</text:span> [<text:span text:style-name="T31">10</text:span>]</text:p>
          </table:table-cell>
          <table:table-cell table:style-name="Table68.G3" office:value-type="string">
            <text:p text:style-name="P11">[<text:span text:style-name="T17">11</text:span>]</text:p>
          </table:table-cell>
        </table:table-row>
        <table:table-row table:style-name="Table68.1">
          <table:table-cell table:style-name="Table68.G3" table:number-columns-spanned="7" office:value-type="string">
            <text:p text:style-name="P15">[<text:span text:style-name="T31">1</text:span>] Funzioni di avvio protezione attiva ed arresto o controllo di altri impianti <text:span text:style-name="T31">o sistemi.</text:span></text:p>
            <text:p text:style-name="P12">[<text:span text:style-name="T31">2</text:span>] Non sono previste funzioni, la rivelazione e l<text:span text:style-name="T7">’</text:span>allarme sono demandate agli occupanti.</text:p>
            <text:p text:style-name="P12">[<text:span text:style-name="T31">3</text:span>] L<text:span text:style-name="T7">’</text:span>allarme è trasmesso tramite segnali convenzionali codificati nelle procedure di emergenza (es. a voce, suono di campana, accensione di segnali luminosi, …) comunque percepibili da parte degli occupanti.</text:p>
            <text:p text:style-name="P12">[<text:span text:style-name="T31">4</text:span>] Demandate a procedure operative nella pianificazione d<text:span text:style-name="T7">’</text:span>emergenza.</text:p>
            <text:p text:style-name="P12">[<text:span text:style-name="T31">5</text:span>] <text:span text:style-name="T17">Funzioni </text:span>E ed F previste solo quando è necessario trasmettere e ricevere l’allarme incendio.</text:p>
            <text:p text:style-name="P12">[<text:span text:style-name="T31">6</text:span>] <text:span text:style-name="T17">Funzioni </text:span>G, H ed N non previste ove l’avvio dei sistemi di protezione attiva e <text:span text:style-name="T17">controllo o</text:span> arresto altri impianti sia demandato a procedure operative nella pianificazione d’emergenza.</text:p>
            <text:p text:style-name="P12">[<text:span text:style-name="T31">7</text:span>] <text:span text:style-name="T17">Funzione </text:span>M prevista solo se richiesta l’installazione di un EVAC.</text:p>
            <text:p text:style-name="P12">[<text:span text:style-name="T31">8</text:span>] <text:span text:style-name="T17">Funzione </text:span>O <text:span text:style-name="T17">p</text:span>revista solo in attività dove si prevedono applicazioni domotiche (<text:span text:style-name="Emphasis">building automation</text:span>).</text:p>
            <text:p text:style-name="P12">[<text:span text:style-name="T31">9</text:span>] Con dispositivi di diffusione visuale e sonora o altri dispositivi adeguati alle capacit<text:span text:style-name="T16">à</text:span> percettive degli occupanti ed alle condizioni ambientali (es. segnalazione di allarme ottica, a vibrazione, …).</text:p>
            <text:p text:style-name="P12">[<text:span text:style-name="T31">10</text:span>] Per elevati affollamenti, geometrie complesse, può essere previsto un sistema EVAC secondo norma UNI ISO 7240-19.</text:p>
            <text:p text:style-name="P12">[1<text:span text:style-name="T31">1</text:span>] Automatiche su comando della centrale o mediante centrali autonome di azionamento (asservite alla centrale master), richiede le funzioni secondarie E, F, G, H ed N della EN 54-1.</text:p>
            <text:p text:style-name="P12">[1<text:span text:style-name="T31">2</text:span>] Spazi comuni, <text:span text:style-name="T42">percorsi</text:span> d’esodo<draw:frame draw:style-name="fr1" draw:name="Cornice6" text:anchor-type="char" svg:x="-0.9cm" svg:width="0.801cm" draw:z-index="0"><draw:text-box fo:min-height="0.101cm"><text:p text:style-name="P20">a21</text:p></draw:text-box></draw:frame> (anche facenti parte di sistema d’esodo comune) e spazi limitrofi, compartimenti con profili di rischio <text:span text:style-name="T16">R</text:span><text:span text:style-name="EG_20_Pedice"><text:span text:style-name="T16">vita</text:span></text:span><text:span text:style-name="T16"> in </text:span>Cii1, Cii2, Cii3, Ciii1, Ciii2, Ciii3, D1 e D2, aree dei beni da proteggere, aree a rischio specific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Tabella <text:sequence text:ref-name="refTable2" text:name="Table" text:formula="ooow:Table+1" style:num-format="1">S.7-3</text:sequence>: Soluzioni conformi per rivelazione ed allarme incendio</text:p>
      <text:h text:style-name="P30" text:outline-level="4"><text:bookmark-start text:name="__RefHeading__185440_1904530980"/>Soluzioni alternative<text:bookmark-end text:name="__RefHeading__185440_1904530980"/></text:h>
      <text:list xml:id="list231754656262692" text:continue-list="list231754731222005" text:style-name="EG_20_All_20_commi">
        <text:list-item text:start-value="1">
          <text:p text:style-name="P37">Sono ammesse <text:span text:style-name="Emphasis">soluzioni alternative</text:span> per tutti i livelli di prestazione.</text:p>
        </text:list-item>
        <text:list-item>
          <text:p text:style-name="P37">Al fine di dimostrare il raggiungimento del <text:span text:style-name="Emphasis">livello di prestazione</text:span>, il progettista deve impiegare uno dei metodi d<text:span text:style-name="T32">e</text:span>l paragrafo <text:reference-ref text:reference-format="chapter" text:ref-name="ch progettazione metodi">Errore: sorgente del riferimento non trovata</text:reference-ref>.</text:p>
        </text:list-item>
        <text:list-item>
          <text:p text:style-name="P31"><text:span text:style-name="T18">In tabella </text:span><text:span text:style-name="T18"><text:sequence-ref text:reference-format="value" text:ref-name="refTable3">S.7-4</text:sequence-ref></text:span><text:span text:style-name="T18"> sono riportate alcune modalità </text:span><text:span text:style-name="Emphasis"><text:span text:style-name="T19">generalmente accettate</text:span></text:span><text:span text:style-name="T19"> per la progettazione di soluzioni alternative. Il progettista può comunque impiegare modalità diverse da quelle elencate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Oggetto della soluzione</text:p>
          </table:table-cell>
          <table:table-cell table:style-name="Table1.B1" office:value-type="string">
            <text:p text:style-name="P9">Modalità <text:span text:style-name="T20">progettuale</text:span></text:p>
          </table:table-cell>
        </table:table-row>
        <table:table-row table:style-name="Table1.1">
          <table:table-cell table:style-name="Table1.A2" office:value-type="string">
            <text:p text:style-name="P5">IRAI funzione A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l’</text:span>ambit<text:span text:style-name="T33">o</text:span> considerat<text:span text:style-name="T33">o</text:span> poss<text:span text:style-name="T33">a</text:span> essere <text:span text:style-name="T33">sorvegliato,</text:span> impiegando altri <text:span text:style-name="T33">sistemi automatici</text:span> (es. <text:span text:style-name="T33">videosorveglianza</text:span>, …) <text:span text:style-name="T33">o dagli occupanti stessi, specificamente formati, presenti con continuità nell’ambito medesimo</text:span>.</text:p>
          </table:table-cell>
        </table:table-row>
        <table:table-row table:style-name="Table1.1">
          <table:table-cell table:style-name="Table1.A2" office:value-type="string">
            <text:p text:style-name="P5">IRAI funzione <text:span text:style-name="T40">C</text:span>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in modo affidabile e continuativo.</text:span></text:p>
          </table:table-cell>
        </table:table-row>
        <table:table-row table:style-name="Table1.1">
          <table:table-cell table:style-name="Table1.A2" office:value-type="string">
            <text:p text:style-name="P5">IRAI funzione D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Si descriva come nell’ambito considerato possano essere efficacemente impiegati sistemi esistenti o procedure gestionali per la segnalazione manuale di incendio in modo affidabile e continuativo.</text:p>
          </table:table-cell>
        </table:table-row>
        <table:table-row table:style-name="Table1.1">
          <table:table-cell table:style-name="Table1.A2" office:value-type="string">
            <text:p text:style-name="P5">IRAI funzioni M (§ <text:bookmark-ref text:reference-format="number" text:ref-name="__RefHeading___Toc23139_666377841">S.7.5</text:bookmark-ref>),<text:line-break/>EVAC (§ <text:bookmark-ref text:reference-format="number" text:ref-name="__RefHeading___Toc23275_666377841">S.7.6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vocale in modo affidabile e continuativo.</text:span></text:p>
          </table:table-cell>
        </table:table-row>
      </table:table>
      <text:p text:style-name="P13">Tabella <text:sequence text:ref-name="refTable3" text:name="Table" text:formula="ooow:Table+1" style:num-format="1">S.7-4</text:sequence>: Modalità progettuali per soluzioni alternative</text:p>
      <text:h text:style-name="P27" text:outline-level="3"><text:bookmark-start text:name="__RefHeading___Toc23139_666377841"/>Impianti di rivelazione ed allarme incendio<text:bookmark-end text:name="__RefHeading___Toc23139_666377841"/></text:h>
      <text:list xml:id="list231753108266891" text:continue-list="list231754656262692" text:style-name="EG_20_All_20_commi">
        <text:list-item text:start-value="1">
          <text:p text:style-name="P40">Gli <text:span text:style-name="Emphasis"><text:span text:style-name="T12">i</text:span></text:span><text:span text:style-name="Emphasis">mpianti di rivelazione ed allarme incendio</text:span> (IRAI) progettati ed installati secondo la norma UNI 9795 sono considerati soluzione conforme. Le soluzioni conformi sono descritte in relazione alle funzioni principali e secondarie descritte nella norma <text:span text:style-name="T10">UNI </text:span>EN 54-1 e riportate nelle tabelle <text:sequence-ref text:reference-format="value" text:ref-name="refTable4">S.7-5</text:sequence-ref> <text:span text:style-name="T10">e </text:span><text:span text:style-name="T10"><text:sequence-ref text:reference-format="value" text:ref-name="refTable5">S.7-6</text:sequence-ref></text:span><text:span text:style-name="T10">.</text:span></text:p>
        </text:list-item>
        <text:list-item>
          <text:p text:style-name="P31">Per la corretta progettazione, installazione ed esercizio di un IRAI deve essere prevista, in conformità alla vigente regolamentazione e alle norme adottate dall’ente di normazione nazionale, la <text:span text:style-name="Emphasis">verifica della compatibilità</text:span> e della <text:span text:style-name="Emphasis">corretta interconnessione dei componenti</text:span>, compresa la specifica sequenza operativa delle funzioni da svolgere. <text:span text:style-name="T41">I componenti degli</text:span> IRAI verificati <text:span text:style-name="T41">secondo </text:span>la norma UNI EN 54-13 sono considerati soluzione conforme.</text:p>
        </text:list-item>
        <text:list-item>
          <text:p text:style-name="P41">Per consentire a tutti gli occupanti, anche a quelli che impiegano ausili di movimento, di inviare l’allarme d’incendio, i pulsanti manuali della funzione D dovrebbero essere collocati ad una quota pari a circa 110 cm dal piano di calpestio.</text:p>
        </text:list-item>
      </text:list>
      <text:list xml:id="list231752998854549" text:continue-list="list1609327788" text:style-name="EG_20_All_20_nota_20_auto">
        <text:list-item>
          <text:p text:style-name="P22">Qualora i pulsanti <text:span text:style-name="T22">manuali d’allarme incendio </text:span>non siano adeguati alle <text:span text:style-name="T34">specifiche necessità</text:span> degli occupanti, si può ricorrere anche a sistemi prensili (es. interruttori a corda pendenti da soffitto o pareti, …).</text:p>
        </text:list-item>
      </text:list>
      <text:list xml:id="list231753693643824" text:continue-list="list231753108266891" text:style-name="EG_20_All_20_commi">
        <text:list-item>
          <text:p text:style-name="P32">La comunicazione dell’allarme <text:span text:style-name="T23">con la funzione principale C </text:span>deve essere veicolata attraverso modalità <text:span text:style-name="Emphasis">multisensoriali</text:span> cioè percepibili dai vari sensi (almeno due), a seconda della condizione <text:span text:style-name="T23">degli occupanti</text:span> cui è diretta, per ottenerne una partecipazione collaborativa adeguata alla situazione di emergenza.</text:p>
        </text:list-item>
      </text:list>
      <text:list xml:id="list231753915158319" text:continue-list="list231752998854549" text:style-name="EG_20_All_20_nota_20_auto">
        <text:list-item>
          <text:p text:style-name="P22"><text:span text:style-name="T23">P</text:span>er adattarsi alle esigenze degli occupanti, possono essere utilizzati differenti dispositivi quali pannelli visivi, cercapersone di nuova generazione (<text:span text:style-name="T23">es. </text:span><text:span text:style-name="Emphasis">wi-fi paging systems</text:span>, <text:span text:style-name="T24">…</text:span>), apparecchi vibranti (es. sveglie interconnesse sulle postazioni di lavoro, vibrazioni su smartphone individuali o segnali sonori entro bande di frequenza specificatamente selezionate, <text:span text:style-name="T24">…</text:span>).</text:p>
        </text:list-item>
      </text:list>
      <text:list xml:id="list231754917885266" text:continue-list="list231753693643824" text:style-name="EG_20_All_20_commi">
        <text:list-item>
          <text:p text:style-name="Text_20_body">I segnal<text:span text:style-name="T37">i</text:span> acustic<text:span text:style-name="T37">i</text:span> di <text:span text:style-name="Emphasis">pre-allarme</text:span>, <text:span text:style-name="T37">ove</text:span> previsto dalla GSA, e di <text:span text:style-name="Emphasis">allarme incendio</text:span> della funzione principale C d<text:span text:style-name="T37">ovrebbero</text:span> avere caratteristiche rispondenti alla norma UNI 11744.</text:p>
        </text:list-item>
      </text:list>
      <table:table table:name="Table2" table:style-name="Table2">
        <table:table-column table:style-name="Table2.A"/>
        <table:table-row table:style-name="TableLine94566771912192">
          <table:table-cell table:style-name="Table2.A1" office:value-type="string">
            <text:p text:style-name="P2">A, Rivelazione automatica dell’incendio</text:p>
          </table:table-cell>
        </table:table-row>
        <table:table-row table:style-name="TableLine94566740416512">
          <table:table-cell table:style-name="Table2.A2" office:value-type="string">
            <text:p text:style-name="P2">B, Funzione di controllo e segnalazione</text:p>
          </table:table-cell>
        </table:table-row>
        <table:table-row table:style-name="TableLine94566554282256">
          <table:table-cell table:style-name="Table2.A2" office:value-type="string">
            <text:p text:style-name="P2">D, Funzione di segnalazione manuale</text:p>
          </table:table-cell>
        </table:table-row>
        <table:table-row table:style-name="TableLine94566620863984">
          <table:table-cell table:style-name="Table2.A2" office:value-type="string">
            <text:p text:style-name="P2">L, Funzione di alimentazione</text:p>
          </table:table-cell>
        </table:table-row>
        <table:table-row table:style-name="TableLine94566610752336">
          <table:table-cell table:style-name="Table2.A2" office:value-type="string">
            <text:p text:style-name="P2">C, Funzione di allarme incendio</text:p>
          </table:table-cell>
        </table:table-row>
      </table:table>
      <text:p text:style-name="P7">Tabella <text:sequence text:ref-name="refTable4" text:name="Table" text:formula="ooow:Table+1" style:num-format="1">S.7-5</text:sequence>: Funzioni principali degli IRAI secondo EN 54-1 e UNI 9795</text:p>
      <table:table table:name="Table3" table:style-name="Table3">
        <table:table-column table:style-name="Table3.A"/>
        <table:table-row table:style-name="TableLine94566738347200">
          <table:table-cell table:style-name="Table3.A1" office:value-type="string">
            <text:p text:style-name="P2">E, Funzione di trasmissione dell<text:span text:style-name="T7">’</text:span>allarme incendio</text:p>
          </table:table-cell>
        </table:table-row>
        <table:table-row table:style-name="TableLine94566700155248">
          <table:table-cell table:style-name="Table3.A2" office:value-type="string">
            <text:p text:style-name="P2">F, Funzione di ricezione dell<text:span text:style-name="T7">’</text:span>allarme incendio</text:p>
          </table:table-cell>
        </table:table-row>
        <table:table-row table:style-name="TableLine94566625443840">
          <table:table-cell table:style-name="Table3.A2" office:value-type="string">
            <text:p text:style-name="P2">G, Funzione di comando del sistema o attrezzatura di protezione contro l<text:span text:style-name="T7">’</text:span>incendio</text:p>
          </table:table-cell>
        </table:table-row>
        <table:table-row table:style-name="TableLine94566809189376">
          <table:table-cell table:style-name="Table3.A2" office:value-type="string">
            <text:p text:style-name="P2">H, Sistema o impianto automatico di protezione contro l<text:span text:style-name="T7">’</text:span>incendio</text:p>
          </table:table-cell>
        </table:table-row>
        <table:table-row table:style-name="TableLine94566810093056">
          <table:table-cell table:style-name="Table3.A2" office:value-type="string">
            <text:p text:style-name="P2">J, Funzione di trasmissione dei segnali di guasto</text:p>
          </table:table-cell>
        </table:table-row>
        <table:table-row table:style-name="TableLine94566817813680">
          <table:table-cell table:style-name="Table3.A2" office:value-type="string">
            <text:p text:style-name="P2">K, Funzione di ricezione dei segnali di guasto</text:p>
          </table:table-cell>
        </table:table-row>
        <table:table-row table:style-name="TableLine94566758517520">
          <table:table-cell table:style-name="Table3.A2" office:value-type="string">
            <text:p text:style-name="P2">M, Funzione di controllo e segnalazione degli allarmi vocali</text:p>
          </table:table-cell>
        </table:table-row>
        <table:table-row table:style-name="TableLine94566802467424">
          <table:table-cell table:style-name="Table3.A2" office:value-type="string">
            <text:p text:style-name="P2">N, Funzione di ingresso e uscita ausiliaria</text:p>
          </table:table-cell>
        </table:table-row>
        <table:table-row table:style-name="TableLine94566749526048">
          <table:table-cell table:style-name="Table3.A2" office:value-type="string">
            <text:p text:style-name="P6"><text:span text:style-name="T21">O, Funzione di gestione ausiliaria (</text:span><text:span text:style-name="Emphasis"><text:span text:style-name="T21">building management</text:span></text:span><text:span text:style-name="T21">)</text:span></text:p>
          </table:table-cell>
        </table:table-row>
      </table:table>
      <text:p text:style-name="P7">Tabella <text:sequence text:ref-name="refTable5" text:name="Table" text:formula="ooow:Table+1" style:num-format="1">S.7-6</text:sequence>: Funzioni <text:span text:style-name="T10">secondarie</text:span> degli IRAI secondo EN 54-1 e UNI 9795</text:p>
      <text:h text:style-name="P28" text:outline-level="3"><text:bookmark-start text:name="__RefHeading___Toc23275_666377841"/><text:soft-page-break/>Sistema di diffusione dei messaggi di emergenza ad altoparlante<text:bookmark-end text:name="__RefHeading___Toc23275_666377841"/></text:h>
      <text:list xml:id="list231754857507743" text:continue-list="list231753614776488" text:style-name="EG_20_All_20_commi">
        <text:list-item text:start-value="1">
          <text:p text:style-name="P31">Si considera soluzione conforme un <text:span text:style-name="T25">s</text:span><text:span text:style-name="Emphasis">istema di diffusione dei messaggi di emergenza ad altoparlante</text:span> <text:span text:style-name="T25">(</text:span>EVAC<text:span text:style-name="T25">)</text:span> progettato ed installato secondo la <text:span text:style-name="T25">norma </text:span>UNI ISO 7240-19 <text:span text:style-name="T39">o UNI CEN/TS 54-32</text:span>.</text:p>
        </text:list-item>
        <text:list-item>
          <text:p text:style-name="P31">La selezione della categoria del sistema EVAC da installare nell’attività deve essere effettuata tenendo conto del livello di prestazione della GSA (<text:span text:style-name="T38">c</text:span>apitolo<text:span text:style-name="T13"> </text:span><text:span text:style-name="T13"><text:reference-ref text:reference-format="chapter" text:ref-name="ch gestione sicurezza">Errore: sorgente del riferimento non trovata</text:reference-ref></text:span>) come indicato in tabella <text:sequence-ref text:reference-format="value" text:ref-name="refTable6">S.7-7</text:sequence-ref>.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Livell<text:span text:style-name="T36">o</text:span> di prestazione della GSA</text:p>
          </table:table-cell>
          <table:table-cell table:style-name="Table6.B1" office:value-type="string">
            <text:p text:style-name="P3">Categoria EVAC</text:p>
          </table:table-cell>
        </table:table-row>
        <table:table-row table:style-name="Table6.1">
          <table:table-cell table:style-name="Table6.A2" office:value-type="string">
            <text:p text:style-name="P4">I</text:p>
          </table:table-cell>
          <table:table-cell table:style-name="Table6.B2" office:value-type="string">
            <text:p text:style-name="P4">1</text:p>
          </table:table-cell>
        </table:table-row>
        <table:table-row table:style-name="Table6.1">
          <table:table-cell table:style-name="Table6.A2" office:value-type="string">
            <text:p text:style-name="P4">II</text:p>
          </table:table-cell>
          <table:table-cell table:style-name="Table6.B2" office:value-type="string">
            <text:p text:style-name="P4">2 o 3</text:p>
          </table:table-cell>
        </table:table-row>
        <table:table-row table:style-name="Table6.1">
          <table:table-cell table:style-name="Table6.A2" office:value-type="string">
            <text:p text:style-name="P4">III</text:p>
          </table:table-cell>
          <table:table-cell table:style-name="Table6.B2" office:value-type="string">
            <text:p text:style-name="P4">4</text:p>
          </table:table-cell>
        </table:table-row>
      </table:table>
      <text:p text:style-name="P13">Tabella <text:sequence text:ref-name="refTable6" text:name="Table" text:formula="ooow:Table+1" style:num-format="1">S.7-7</text:sequence>: Relazione fra categoria dell’EVAC e livello di prestazione della GSA<text:bookmark-start text:name="__DdeLink__8854_1705979903"/></text:p>
      <text:h text:style-name="P25" text:outline-level="3"><text:bookmark-start text:name="__RefHeading__24728_548516099"/>Segnaletica<text:bookmark-end text:name="__RefHeading__24728_548516099"/></text:h>
      <text:list xml:id="list231753514013232" text:continue-list="list231754917885266" text:style-name="EG_20_All_20_commi">
        <text:list-item text:start-value="1">
          <text:p text:style-name="P31">I presidi antincendio devono essere <text:span text:style-name="T27">indicati da</text:span> segnaletica di sicurezza <text:span text:style-name="T26">UNI EN ISO 7010</text:span>.</text:p>
        </text:list-item>
      </text:list>
      <text:h text:style-name="P26" text:outline-level="3"><text:bookmark-start text:name="__RefHeading__861_1921344848"/>Riferimenti<text:bookmark-end text:name="__RefHeading__861_1921344848"/></text:h>
      <text:list xml:id="list231754377933933" text:continue-list="list231753514013232" text:style-name="EG_20_All_20_commi">
        <text:list-item text:start-value="1">
          <text:p text:style-name="P31">Si indicano i seguenti riferimenti:</text:p>
          <text:list>
            <text:list-item>
              <text:p text:style-name="P31">ISO 7240-1 “<text:span text:style-name="Emphasis">Fire detection and alarm systems - Part 1: General and definitions</text:span>”;</text:p>
            </text:list-item>
            <text:list-item>
              <text:p text:style-name="P31">ISO 7240-14 “<text:span text:style-name="Emphasis">Fire detection and alarm systems - Part 14: Design, installation, commissioning and service of fire detection and fire alarm systems in and around buildings</text:span>”;</text:p>
            </text:list-item>
            <text:list-item>
              <text:p text:style-name="P31">UNI CEN/TS 54-14 <text:span text:style-name="Emphasis">“Sistemi di rivelazione e di segnalazione d’incendio - Parte 14: Linee guida per la pianificazione, la progettazione, l’installazione, la messa in servizio, l’esercizio e la manutenzione”</text:span>;</text:p>
            </text:list-item>
            <text:list-item>
              <text:p text:style-name="P31">UNI EN 54-1 “<text:span text:style-name="Emphasis">Sistemi di rivelazione e di segnalazione d</text:span><text:span text:style-name="Emphasis"><text:span text:style-name="T6">’</text:span></text:span><text:span text:style-name="Emphasis">incendio - Parte 1: Introduzione</text:span>”;</text:p>
            </text:list-item>
            <text:list-item>
              <text:p text:style-name="P31">UNI EN 54-13 “<text:span text:style-name="Emphasis">Sistemi di rivelazione e di segnalazione d</text:span><text:span text:style-name="Emphasis"><text:span text:style-name="T6">’</text:span></text:span><text:span text:style-name="Emphasis">incendio - Parte 13 - Valutazione della compatibilità dei componenti di un sistema</text:span>”;</text:p>
            </text:list-item>
            <text:list-item>
              <text:p text:style-name="P31">UNI 9795 “<text:span text:style-name="Emphasis">Sistemi fissi automatici di rivelazione e di segnalazione allarme d’incendio - Progettazione, installazione ed esercizio</text:span>”;</text:p>
            </text:list-item>
            <text:list-item>
              <text:p text:style-name="P31">UNI 11744 “<text:span text:style-name="Emphasis">Sistemi fissi automatici di rivelazione e di segnalazione allarme d’incendio - Caratteristica del segnale acustico unificato di pre-allarme e allarme incendio</text:span>”;</text:p>
            </text:list-item>
            <text:list-item>
              <text:p text:style-name="P31">BS 5839-1 “<text:span text:style-name="Emphasis">Fire detection and fire alarm systems for buildings. Code of practice for design, installation, commissioning and maintenance of systems in non-domestic premises</text:span>”;</text:p>
            </text:list-item>
            <text:list-item>
              <text:p text:style-name="P31">CEA Base requirements for Installers of Automatic Fire Detection and Alarm Systems (AFDS), Intruder Alarm Systems (IAS) or CCTV-Systems CEA 4048: June 2006;</text:p>
            </text:list-item>
            <text:list-item>
              <text:p text:style-name="P31">NFPA 72 “<text:span text:style-name="Emphasis">National fire alarm and signaling code</text:span>”, National Fire Protection Association, Quincy (Massachusetts), USA;</text:p>
            </text:list-item>
            <text:list-item>
              <text:p text:style-name="P31">UNI 11224 “<text:span text:style-name="Emphasis">Sistemi fissi di rivelazione e di segnalazione allarme d’incendio - Controllo iniziale e manutenzione dei sistemi di rivelazione incendi</text:span>”;</text:p>
            </text:list-item>
            <text:list-item>
              <text:p text:style-name="P31"><text:bookmark-end text:name="__DdeLink__8854_1705979903"/>UNI ISO 7240-19 “<text:span text:style-name="Emphasis">Sistemi fissi di rivelazione e di segnalazione allarme d’incendio: Progettazione, installazione, messa in servizio, manutenzione ed esercizio dei sistemi di allarme vocale per scopi d’emergenza</text:span>”;</text:p>
            </text:list-item>
            <text:list-item>
              <text:p text:style-name="P42">UNI CEN/TS 54-<text:span text:style-name="T1">32</text:span> “<text:span text:style-name="T2">Sistemi di rivelazione e di segnalazione di incendio - Parte 32: Pianificazione, progettazione, installazione, messa in servizio, esercizio e manutenzione dei sistemi di allarme vocale</text:span>”;</text:p>
            </text:list-item>
            <text:list-item>
              <text:p text:style-name="P42">UNI/TR 11607:2015 “<text:span text:style-name="Emphasis">Linea guida per la progettazione, l’installazione, la messa in servizio, l’esercizio e la manutenzione degli avvisatori acustici e luminosi di allarme incendio</text:span>”;</text:p>
            </text:list-item>
            <text:list-item>
              <text:p text:style-name="P44"><text:span text:style-name="T21">UNI/TR 11694:2017 “</text:span><text:span text:style-name="Emphasis"><text:span text:style-name="T21">Linea guida per la progettazione, l’installazione, la messa in servizio, la verifica funzionale, l’esercizio e la manutenzione dei sistemi di rivelazione fumo ad aspirazione</text:span></text:span><text:span text:style-name="T21">”;</text:span></text:p>
            </text:list-item>
            <text:list-item>
              <text:p text:style-name="P45">UNI EN 14604 “<text:span text:style-name="Emphasis">Rivelatori autonomi di fumo con avvisatore acustico</text:span>”;</text:p>
            </text:list-item>
            <text:list-item>
              <text:p text:style-name="P43">UNI 11497 “<text:span text:style-name="Emphasis">Progettazione, installazione ed esercizio dei rivelatori autonomi di fumo trattati dalla UNI EN 14604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7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3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3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3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3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3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3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3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3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3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3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S.7</text:chapter><text:s/><text:chapter text:display="name" text:outline-level="2">Rivelazione ed allarme</text:chapter><text:tab/>Pagina <text:chapter text:display="plain-number" text:outline-level="2">S.7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Rivelazione ed allarm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H36M30S</meta:editing-duration>
    <meta:editing-cycles>95</meta:editing-cycles>
    <meta:generator>LibreOffice/7.2.3.2$Linux_X86_64 LibreOffice_project/20$Build-2</meta:generator>
    <dc:title>modello_codicepi_14</dc:title>
    <meta:initial-creator>Emanuele Gissi</meta:initial-creator>
    <dc:date>2021-12-07T23:17:52.657945064</dc:date>
    <meta:document-statistic meta:table-count="7" meta:image-count="0" meta:object-count="0" meta:page-count="10" meta:paragraph-count="212" meta:word-count="2614" meta:character-count="17934" meta:non-whitespace-character-count="15626"/>
    <meta:template xlink:type="simple" xlink:actuate="onRequest" xlink:title="modello_codicepi_14" xlink:href="../../../../../../Modelli/modello_codicepi_14.ott" meta:date="2019-06-11T19:42:58.853340625"/>
  </office:meta>
</office:document-meta>
</file>